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21"/>
    <style:style style:name="ce3" style:family="table-cell" style:parent-style-name="Default" style:data-style-name="N100"/>
  </office:automatic-styles>
  <office:body>
    <office:spreadsheet>
      <table:table table:name="RR_stations_150km_UTM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datum_von</text:p>
          </table:table-cell>
          <table:table-cell table:style-name="Default" office:value-type="string" calcext:value-type="string">
            <text:p>datum_bis</text:p>
          </table:table-cell>
          <table:table-cell table:style-name="Default" office:value-type="string" calcext:value-type="string">
            <text:p>hoehe</text:p>
          </table:table-cell>
          <table:table-cell table:style-name="Default" office:value-type="string" calcext:value-type="string">
            <text:p>geobreite</text:p>
          </table:table-cell>
          <table:table-cell table:style-name="Default" office:value-type="string" calcext:value-type="string">
            <text:p>geolaeng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bundesland</text:p>
          </table:table-cell>
          <table:table-cell table:style-name="Default" office:value-type="string" calcext:value-type="string">
            <text:p>UTM_x</text:p>
          </table:table-cell>
          <table:table-cell table:style-name="Default" office:value-type="string" calcext:value-type="string">
            <text:p>UTM_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6" calcext:value-type="float">
            <text:p>296</text:p>
          </table:table-cell>
          <table:table-cell office:value-type="float" office:value="51.0881" calcext:value-type="float">
            <text:p>51.0881</text:p>
          </table:table-cell>
          <table:table-cell office:value-type="float" office:value="12.9326" calcext:value-type="float">
            <text:p>12.9326</text:p>
          </table:table-cell>
          <table:table-cell office:value-type="string" calcext:value-type="string">
            <text:p>Geringswalde-Altgeringswalde</text:p>
          </table:table-cell>
          <table:table-cell office:value-type="string" calcext:value-type="string">
            <text:p>Sachsen</text:p>
          </table:table-cell>
          <table:table-cell office:value-type="float" office:value="355212.871535979" calcext:value-type="float">
            <text:p>355212.8715</text:p>
          </table:table-cell>
          <table:table-cell office:value-type="float" office:value="5661654.97611666" calcext:value-type="float">
            <text:p>5661654.976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40501" calcext:value-type="float">
            <text:p>2004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4" calcext:value-type="float">
            <text:p>234</text:p>
          </table:table-cell>
          <table:table-cell office:value-type="float" office:value="51.1604" calcext:value-type="float">
            <text:p>51.1604</text:p>
          </table:table-cell>
          <table:table-cell office:value-type="float" office:value="14.5042" calcext:value-type="float">
            <text:p>14.5042</text:p>
          </table:table-cell>
          <table:table-cell office:value-type="string" calcext:value-type="string">
            <text:p>Kubschuetz, Kr. Bautzen</text:p>
          </table:table-cell>
          <table:table-cell office:value-type="string" calcext:value-type="string">
            <text:p>Sachsen</text:p>
          </table:table-cell>
          <table:table-cell office:value-type="float" office:value="465330.095164056" calcext:value-type="float">
            <text:p>465330.0952</text:p>
          </table:table-cell>
          <table:table-cell office:value-type="float" office:value="5667779.06144525" calcext:value-type="float">
            <text:p>5667779.061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0070601" calcext:value-type="float">
            <text:p>2007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9" calcext:value-type="float">
            <text:p>79</text:p>
          </table:table-cell>
          <table:table-cell office:value-type="float" office:value="51.7982" calcext:value-type="float">
            <text:p>51.7982</text:p>
          </table:table-cell>
          <table:table-cell office:value-type="float" office:value="13.9716" calcext:value-type="float">
            <text:p>13.9716</text:p>
          </table:table-cell>
          <table:table-cell office:value-type="string" calcext:value-type="string">
            <text:p>Bischdorf, Kreis Oberspreewald</text:p>
          </table:table-cell>
          <table:table-cell office:value-type="string" calcext:value-type="string">
            <text:p>Brandenburg</text:p>
          </table:table-cell>
          <table:table-cell office:value-type="float" office:value="429083.655802652" calcext:value-type="float">
            <text:p>429083.6558</text:p>
          </table:table-cell>
          <table:table-cell office:value-type="float" office:value="5739093.98937984" calcext:value-type="float">
            <text:p>5739093.989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6" calcext:value-type="float">
            <text:p>126</text:p>
          </table:table-cell>
          <table:table-cell office:value-type="float" office:value="51.4041" calcext:value-type="float">
            <text:p>51.4041</text:p>
          </table:table-cell>
          <table:table-cell office:value-type="float" office:value="14.5681" calcext:value-type="float">
            <text:p>14.5681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Sachsen</text:p>
          </table:table-cell>
          <table:table-cell office:value-type="float" office:value="469957.823828093" calcext:value-type="float">
            <text:p>469957.8238</text:p>
          </table:table-cell>
          <table:table-cell office:value-type="float" office:value="5694852.39354498" calcext:value-type="float">
            <text:p>5694852.393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6" calcext:value-type="float">
            <text:p>416</text:p>
          </table:table-cell>
          <table:table-cell office:value-type="float" office:value="50.7913" calcext:value-type="float">
            <text:p>50.7913</text:p>
          </table:table-cell>
          <table:table-cell office:value-type="float" office:value="12.872" calcext:value-type="float">
            <text:p>12.8720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Sachsen</text:p>
          </table:table-cell>
          <table:table-cell office:value-type="float" office:value="350017.114965783" calcext:value-type="float">
            <text:p>350017.1150</text:p>
          </table:table-cell>
          <table:table-cell office:value-type="float" office:value="5628775.65472907" calcext:value-type="float">
            <text:p>5628775.654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9" calcext:value-type="float">
            <text:p>69</text:p>
          </table:table-cell>
          <table:table-cell office:value-type="float" office:value="51.776" calcext:value-type="float">
            <text:p>51.7760</text:p>
          </table:table-cell>
          <table:table-cell office:value-type="float" office:value="14.3168" calcext:value-type="float">
            <text:p>14.3168</text:p>
          </table:table-cell>
          <table:table-cell office:value-type="string" calcext:value-type="string">
            <text:p>Cottbus</text:p>
          </table:table-cell>
          <table:table-cell office:value-type="string" calcext:value-type="string">
            <text:p>Brandenburg</text:p>
          </table:table-cell>
          <table:table-cell office:value-type="float" office:value="452864.472086489" calcext:value-type="float">
            <text:p>452864.4721</text:p>
          </table:table-cell>
          <table:table-cell office:value-type="float" office:value="5736345.5483608" calcext:value-type="float">
            <text:p>5736345.548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59" calcext:value-type="float">
            <text:p>359</text:p>
          </table:table-cell>
          <table:table-cell office:value-type="float" office:value="50.9116" calcext:value-type="float">
            <text:p>50.9116</text:p>
          </table:table-cell>
          <table:table-cell office:value-type="float" office:value="13.7087" calcext:value-type="float">
            <text:p>13.7087</text:p>
          </table:table-cell>
          <table:table-cell office:value-type="string" calcext:value-type="string">
            <text:p>Dippoldiswalde-Reinberg</text:p>
          </table:table-cell>
          <table:table-cell office:value-type="string" calcext:value-type="string">
            <text:p>Sachsen</text:p>
          </table:table-cell>
          <table:table-cell office:value-type="float" office:value="409219.494851906" calcext:value-type="float">
            <text:p>409219.4949</text:p>
          </table:table-cell>
          <table:table-cell office:value-type="float" office:value="5640788.62021639" calcext:value-type="float">
            <text:p>5640788.620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7" calcext:value-type="float">
            <text:p>97</text:p>
          </table:table-cell>
          <table:table-cell office:value-type="float" office:value="51.6451" calcext:value-type="float">
            <text:p>51.6451</text:p>
          </table:table-cell>
          <table:table-cell office:value-type="float" office:value="13.5747" calcext:value-type="float">
            <text:p>13.5747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Brandenburg</text:p>
          </table:table-cell>
          <table:table-cell office:value-type="float" office:value="401382.831130416" calcext:value-type="float">
            <text:p>401382.8311</text:p>
          </table:table-cell>
          <table:table-cell office:value-type="float" office:value="5722528.39482533" calcext:value-type="float">
            <text:p>5722528.394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28" calcext:value-type="float">
            <text:p>228</text:p>
          </table:table-cell>
          <table:table-cell office:value-type="float" office:value="51.1278" calcext:value-type="float">
            <text:p>51.1278</text:p>
          </table:table-cell>
          <table:table-cell office:value-type="float" office:value="13.7543" calcext:value-type="float">
            <text:p>13.7543</text:p>
          </table:table-cell>
          <table:table-cell office:value-type="string" calcext:value-type="string">
            <text:p>Dresden-Klotzsche</text:p>
          </table:table-cell>
          <table:table-cell office:value-type="string" calcext:value-type="string">
            <text:p>Sachsen</text:p>
          </table:table-cell>
          <table:table-cell office:value-type="float" office:value="412831.530016095" calcext:value-type="float">
            <text:p>412831.5300</text:p>
          </table:table-cell>
          <table:table-cell office:value-type="float" office:value="5664774.68317055" calcext:value-type="float">
            <text:p>5664774.683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060401" calcext:value-type="float">
            <text:p>2006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2" calcext:value-type="float">
            <text:p>112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3.847" calcext:value-type="float">
            <text:p>13.8470</text:p>
          </table:table-cell>
          <table:table-cell office:value-type="string" calcext:value-type="string">
            <text:p>Dresden-Hosterwitz</text:p>
          </table:table-cell>
          <table:table-cell office:value-type="string" calcext:value-type="string">
            <text:p>Sachsen</text:p>
          </table:table-cell>
          <table:table-cell office:value-type="float" office:value="419134.026871872" calcext:value-type="float">
            <text:p>419134.0269</text:p>
          </table:table-cell>
          <table:table-cell office:value-type="float" office:value="5652915.06417125" calcext:value-type="float">
            <text:p>5652915.064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0070301" calcext:value-type="float">
            <text:p>2007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0" calcext:value-type="float">
            <text:p>120</text:p>
          </table:table-cell>
          <table:table-cell office:value-type="float" office:value="51.0248" calcext:value-type="float">
            <text:p>51.0248</text:p>
          </table:table-cell>
          <table:table-cell office:value-type="float" office:value="13.775" calcext:value-type="float">
            <text:p>13.7750</text:p>
          </table:table-cell>
          <table:table-cell office:value-type="string" calcext:value-type="string">
            <text:p>Dresden-Strehlen</text:p>
          </table:table-cell>
          <table:table-cell office:value-type="string" calcext:value-type="string">
            <text:p>Sachsen</text:p>
          </table:table-cell>
          <table:table-cell office:value-type="float" office:value="414089.433197204" calcext:value-type="float">
            <text:p>414089.4332</text:p>
          </table:table-cell>
          <table:table-cell office:value-type="float" office:value="5653296.77469148" calcext:value-type="float">
            <text:p>5653296.774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07" calcext:value-type="float">
            <text:p>107</text:p>
          </table:table-cell>
          <table:table-cell office:value-type="float" office:value="51.4603" calcext:value-type="float">
            <text:p>51.4603</text:p>
          </table:table-cell>
          <table:table-cell office:value-type="float" office:value="12.6687" calcext:value-type="float">
            <text:p>12.6687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Sachsen</text:p>
          </table:table-cell>
          <table:table-cell office:value-type="float" office:value="338047.482478504" calcext:value-type="float">
            <text:p>338047.4825</text:p>
          </table:table-cell>
          <table:table-cell office:value-type="float" office:value="5703591.78723959" calcext:value-type="float">
            <text:p>5703591.787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0" calcext:value-type="float">
            <text:p>90</text:p>
          </table:table-cell>
          <table:table-cell office:value-type="float" office:value="51.4505" calcext:value-type="float">
            <text:p>51.4505</text:p>
          </table:table-cell>
          <table:table-cell office:value-type="float" office:value="13.5046" calcext:value-type="float">
            <text:p>13.5046</text:p>
          </table:table-cell>
          <table:table-cell office:value-type="string" calcext:value-type="string">
            <text:p>Elsterwerda</text:p>
          </table:table-cell>
          <table:table-cell office:value-type="string" calcext:value-type="string">
            <text:p>Brandenburg</text:p>
          </table:table-cell>
          <table:table-cell office:value-type="float" office:value="396090.405070061" calcext:value-type="float">
            <text:p>396090.4051</text:p>
          </table:table-cell>
          <table:table-cell office:value-type="float" office:value="5700984.7263968" calcext:value-type="float">
            <text:p>5700984.7264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0150401" calcext:value-type="float">
            <text:p>2015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16" calcext:value-type="float">
            <text:p>416</text:p>
          </table:table-cell>
          <table:table-cell office:value-type="float" office:value="50.9263" calcext:value-type="float">
            <text:p>50.9263</text:p>
          </table:table-cell>
          <table:table-cell office:value-type="float" office:value="13.2711" calcext:value-type="float">
            <text:p>13.2711</text:p>
          </table:table-cell>
          <table:table-cell office:value-type="string" calcext:value-type="string">
            <text:p>Freiberg</text:p>
          </table:table-cell>
          <table:table-cell office:value-type="string" calcext:value-type="string">
            <text:p>Sachsen</text:p>
          </table:table-cell>
          <table:table-cell office:value-type="float" office:value="378495.460096864" calcext:value-type="float">
            <text:p>378495.4601</text:p>
          </table:table-cell>
          <table:table-cell office:value-type="float" office:value="5643052.59496733" calcext:value-type="float">
            <text:p>5643052.595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39" calcext:value-type="float">
            <text:p>239</text:p>
          </table:table-cell>
          <table:table-cell office:value-type="float" office:value="51.1621" calcext:value-type="float">
            <text:p>51.1621</text:p>
          </table:table-cell>
          <table:table-cell office:value-type="float" office:value="14.9506" calcext:value-type="float">
            <text:p>14.9506</text:p>
          </table:table-cell>
          <table:table-cell office:value-type="string" calcext:value-type="string">
            <text:p>Goerlitz</text:p>
          </table:table-cell>
          <table:table-cell office:value-type="string" calcext:value-type="string">
            <text:p>Sachsen</text:p>
          </table:table-cell>
          <table:table-cell office:value-type="float" office:value="496545.714310274" calcext:value-type="float">
            <text:p>496545.7143</text:p>
          </table:table-cell>
          <table:table-cell office:value-type="float" office:value="5667852.43190403" calcext:value-type="float">
            <text:p>5667852.4319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9" calcext:value-type="float">
            <text:p>139</text:p>
          </table:table-cell>
          <table:table-cell office:value-type="float" office:value="51.5718" calcext:value-type="float">
            <text:p>51.5718</text:p>
          </table:table-cell>
          <table:table-cell office:value-type="float" office:value="14.4763" calcext:value-type="float">
            <text:p>14.4763</text:p>
          </table:table-cell>
          <table:table-cell office:value-type="string" calcext:value-type="string">
            <text:p>Graustein</text:p>
          </table:table-cell>
          <table:table-cell office:value-type="string" calcext:value-type="string">
            <text:p>Brandenburg</text:p>
          </table:table-cell>
          <table:table-cell office:value-type="float" office:value="463705.810714052" calcext:value-type="float">
            <text:p>463705.8107</text:p>
          </table:table-cell>
          <table:table-cell office:value-type="float" office:value="5713544.2749253" calcext:value-type="float">
            <text:p>5713544.2749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050701" calcext:value-type="float">
            <text:p>2005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0" calcext:value-type="float">
            <text:p>270</text:p>
          </table:table-cell>
          <table:table-cell office:value-type="float" office:value="50.899" calcext:value-type="float">
            <text:p>50.8990</text:p>
          </table:table-cell>
          <table:table-cell office:value-type="float" office:value="14.7457" calcext:value-type="float">
            <text:p>14.7457</text:p>
          </table:table-cell>
          <table:table-cell office:value-type="string" calcext:value-type="string">
            <text:p>Bertsdorf-Hoernitz</text:p>
          </table:table-cell>
          <table:table-cell office:value-type="string" calcext:value-type="string">
            <text:p>Sachsen</text:p>
          </table:table-cell>
          <table:table-cell office:value-type="float" office:value="482117.170345912" calcext:value-type="float">
            <text:p>482117.1703</text:p>
          </table:table-cell>
          <table:table-cell office:value-type="float" office:value="5638624.20167786" calcext:value-type="float">
            <text:p>5638624.2017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0041201" calcext:value-type="float">
            <text:p>20041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51.764" calcext:value-type="float">
            <text:p>51.7640</text:p>
          </table:table-cell>
          <table:table-cell office:value-type="float" office:value="13.47" calcext:value-type="float">
            <text:p>13.4700</text:p>
          </table:table-cell>
          <table:table-cell office:value-type="string" calcext:value-type="string">
            <text:p>Hohenbucko</text:p>
          </table:table-cell>
          <table:table-cell office:value-type="string" calcext:value-type="string">
            <text:p>Brandenburg</text:p>
          </table:table-cell>
          <table:table-cell office:value-type="float" office:value="394416.151571402" calcext:value-type="float">
            <text:p>394416.1516</text:p>
          </table:table-cell>
          <table:table-cell office:value-type="float" office:value="5735897.56572735" calcext:value-type="float">
            <text:p>5735897.5657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0040701" calcext:value-type="float">
            <text:p>2004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8" calcext:value-type="float">
            <text:p>128</text:p>
          </table:table-cell>
          <table:table-cell office:value-type="float" office:value="51.5554" calcext:value-type="float">
            <text:p>51.5554</text:p>
          </table:table-cell>
          <table:table-cell office:value-type="float" office:value="13.8845" calcext:value-type="float">
            <text:p>13.8845</text:p>
          </table:table-cell>
          <table:table-cell office:value-type="string" calcext:value-type="string">
            <text:p>Klettwitz</text:p>
          </table:table-cell>
          <table:table-cell office:value-type="string" calcext:value-type="string">
            <text:p>Brandenburg</text:p>
          </table:table-cell>
          <table:table-cell office:value-type="float" office:value="422665.104917187" calcext:value-type="float">
            <text:p>422665.1049</text:p>
          </table:table-cell>
          <table:table-cell office:value-type="float" office:value="5712180.0653931" calcext:value-type="float">
            <text:p>5712180.0654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20040901" calcext:value-type="float">
            <text:p>2004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90" calcext:value-type="float">
            <text:p>90</text:p>
          </table:table-cell>
          <table:table-cell office:value-type="float" office:value="51.5185" calcext:value-type="float">
            <text:p>51.5185</text:p>
          </table:table-cell>
          <table:table-cell office:value-type="float" office:value="12.9065" calcext:value-type="float">
            <text:p>12.9065</text:p>
          </table:table-cell>
          <table:table-cell office:value-type="string" calcext:value-type="string">
            <text:p>Klitzschen bei Torgau</text:p>
          </table:table-cell>
          <table:table-cell office:value-type="string" calcext:value-type="string">
            <text:p>Sachsen</text:p>
          </table:table-cell>
          <table:table-cell office:value-type="float" office:value="354750.534048663" calcext:value-type="float">
            <text:p>354750.5340</text:p>
          </table:table-cell>
          <table:table-cell office:value-type="float" office:value="5709564.28794981" calcext:value-type="float">
            <text:p>5709564.2879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20041001" calcext:value-type="float">
            <text:p>200410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04" calcext:value-type="float">
            <text:p>204</text:p>
          </table:table-cell>
          <table:table-cell office:value-type="float" office:value="51.0265" calcext:value-type="float">
            <text:p>51.0265</text:p>
          </table:table-cell>
          <table:table-cell office:value-type="float" office:value="14.9357" calcext:value-type="float">
            <text:p>14.9357</text:p>
          </table:table-cell>
          <table:table-cell office:value-type="string" calcext:value-type="string">
            <text:p>Ostritz</text:p>
          </table:table-cell>
          <table:table-cell office:value-type="string" calcext:value-type="string">
            <text:p>Sachsen</text:p>
          </table:table-cell>
          <table:table-cell office:value-type="float" office:value="495490.665631281" calcext:value-type="float">
            <text:p>495490.6656</text:p>
          </table:table-cell>
          <table:table-cell office:value-type="float" office:value="5652773.76222581" calcext:value-type="float">
            <text:p>5652773.7622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1" calcext:value-type="float">
            <text:p>321</text:p>
          </table:table-cell>
          <table:table-cell office:value-type="float" office:value="50.9383" calcext:value-type="float">
            <text:p>50.9383</text:p>
          </table:table-cell>
          <table:table-cell office:value-type="float" office:value="14.2094" calcext:value-type="float">
            <text:p>14.2094</text:p>
          </table:table-cell>
          <table:table-cell office:value-type="string" calcext:value-type="string">
            <text:p>Lichtenhain-Mittelndorf</text:p>
          </table:table-cell>
          <table:table-cell office:value-type="string" calcext:value-type="string">
            <text:p>Sachsen</text:p>
          </table:table-cell>
          <table:table-cell office:value-type="float" office:value="444450.731903226" calcext:value-type="float">
            <text:p>444450.7319</text:p>
          </table:table-cell>
          <table:table-cell office:value-type="float" office:value="5643261.24165901" calcext:value-type="float">
            <text:p>5643261.2417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20050101" calcext:value-type="float">
            <text:p>2005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7" calcext:value-type="float">
            <text:p>57</text:p>
          </table:table-cell>
          <table:table-cell office:value-type="float" office:value="51.9267" calcext:value-type="float">
            <text:p>51.9267</text:p>
          </table:table-cell>
          <table:table-cell office:value-type="float" office:value="13.8797" calcext:value-type="float">
            <text:p>13.8797</text:p>
          </table:table-cell>
          <table:table-cell office:value-type="string" calcext:value-type="string">
            <text:p>Luebben-Blumenfelde</text:p>
          </table:table-cell>
          <table:table-cell office:value-type="string" calcext:value-type="string">
            <text:p>Brandenburg</text:p>
          </table:table-cell>
          <table:table-cell office:value-type="float" office:value="422966.413906266" calcext:value-type="float">
            <text:p>422966.4139</text:p>
          </table:table-cell>
          <table:table-cell office:value-type="float" office:value="5753478.53214536" calcext:value-type="float">
            <text:p>5753478.5321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6" calcext:value-type="float">
            <text:p>166</text:p>
          </table:table-cell>
          <table:table-cell office:value-type="float" office:value="51.3122" calcext:value-type="float">
            <text:p>51.3122</text:p>
          </table:table-cell>
          <table:table-cell office:value-type="float" office:value="14.0499" calcext:value-type="float">
            <text:p>14.0499</text:p>
          </table:table-cell>
          <table:table-cell office:value-type="string" calcext:value-type="string">
            <text:p>Kamenz-Cunnersdorf</text:p>
          </table:table-cell>
          <table:table-cell office:value-type="string" calcext:value-type="string">
            <text:p>Sachsen</text:p>
          </table:table-cell>
          <table:table-cell office:value-type="float" office:value="433780.927484526" calcext:value-type="float">
            <text:p>433780.9275</text:p>
          </table:table-cell>
          <table:table-cell office:value-type="float" office:value="5684972.21376076" calcext:value-type="float">
            <text:p>5684972.2138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39" calcext:value-type="float">
            <text:p>639</text:p>
          </table:table-cell>
          <table:table-cell office:value-type="float" office:value="50.651" calcext:value-type="float">
            <text:p>50.6510</text:p>
          </table:table-cell>
          <table:table-cell office:value-type="float" office:value="13.1469" calcext:value-type="float">
            <text:p>13.1469</text:p>
          </table:table-cell>
          <table:table-cell office:value-type="string" calcext:value-type="string">
            <text:p>Marienberg</text:p>
          </table:table-cell>
          <table:table-cell office:value-type="string" calcext:value-type="string">
            <text:p>Sachsen</text:p>
          </table:table-cell>
          <table:table-cell office:value-type="float" office:value="369000.120793097" calcext:value-type="float">
            <text:p>369000.1208</text:p>
          </table:table-cell>
          <table:table-cell office:value-type="float" office:value="5612654.38480911" calcext:value-type="float">
            <text:p>5612654.3848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20061101" calcext:value-type="float">
            <text:p>2006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04" calcext:value-type="float">
            <text:p>504</text:p>
          </table:table-cell>
          <table:table-cell office:value-type="float" office:value="50.5219" calcext:value-type="float">
            <text:p>50.5219</text:p>
          </table:table-cell>
          <table:table-cell office:value-type="float" office:value="12.8282" calcext:value-type="float">
            <text:p>12.8282</text:p>
          </table:table-cell>
          <table:table-cell office:value-type="string" calcext:value-type="string">
            <text:p>Raschau</text:p>
          </table:table-cell>
          <table:table-cell office:value-type="string" calcext:value-type="string">
            <text:p>Sachsen</text:p>
          </table:table-cell>
          <table:table-cell office:value-type="float" office:value="346051.902617519" calcext:value-type="float">
            <text:p>346051.9026</text:p>
          </table:table-cell>
          <table:table-cell office:value-type="float" office:value="5598913.12491908" calcext:value-type="float">
            <text:p>5598913.1249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20050201" calcext:value-type="float">
            <text:p>2005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8" calcext:value-type="float">
            <text:p>158</text:p>
          </table:table-cell>
          <table:table-cell office:value-type="float" office:value="51.1294" calcext:value-type="float">
            <text:p>51.1294</text:p>
          </table:table-cell>
          <table:table-cell office:value-type="float" office:value="13.4328" calcext:value-type="float">
            <text:p>13.4328</text:p>
          </table:table-cell>
          <table:table-cell office:value-type="string" calcext:value-type="string">
            <text:p>Garsebach bei Mei�en</text:p>
          </table:table-cell>
          <table:table-cell office:value-type="string" calcext:value-type="string">
            <text:p>Sachsen</text:p>
          </table:table-cell>
          <table:table-cell office:value-type="float" office:value="390339.263785438" calcext:value-type="float">
            <text:p>390339.2638</text:p>
          </table:table-cell>
          <table:table-cell office:value-type="float" office:value="5665382.6122105" calcext:value-type="float">
            <text:p>5665382.6122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20040601" calcext:value-type="float">
            <text:p>2004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27" calcext:value-type="float">
            <text:p>127</text:p>
          </table:table-cell>
          <table:table-cell office:value-type="float" office:value="51.566" calcext:value-type="float">
            <text:p>51.5660</text:p>
          </table:table-cell>
          <table:table-cell office:value-type="float" office:value="14.7008" calcext:value-type="float">
            <text:p>14.7008</text:p>
          </table:table-cell>
          <table:table-cell office:value-type="string" calcext:value-type="string">
            <text:p>Muskau, Bad</text:p>
          </table:table-cell>
          <table:table-cell office:value-type="string" calcext:value-type="string">
            <text:p>Sachsen</text:p>
          </table:table-cell>
          <table:table-cell office:value-type="float" office:value="479261.740722368" calcext:value-type="float">
            <text:p>479261.7407</text:p>
          </table:table-cell>
          <table:table-cell office:value-type="float" office:value="5712811.7036357" calcext:value-type="float">
            <text:p>5712811.7036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20080401" calcext:value-type="float">
            <text:p>2008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95" calcext:value-type="float">
            <text:p>195</text:p>
          </table:table-cell>
          <table:table-cell office:value-type="float" office:value="50.9933" calcext:value-type="float">
            <text:p>50.9933</text:p>
          </table:table-cell>
          <table:table-cell office:value-type="float" office:value="13.9808" calcext:value-type="float">
            <text:p>13.9808</text:p>
          </table:table-cell>
          <table:table-cell office:value-type="string" calcext:value-type="string">
            <text:p>Lohmen/Sachsen</text:p>
          </table:table-cell>
          <table:table-cell office:value-type="string" calcext:value-type="string">
            <text:p>Sachsen</text:p>
          </table:table-cell>
          <table:table-cell office:value-type="float" office:value="428473.625304239" calcext:value-type="float">
            <text:p>428473.6253</text:p>
          </table:table-cell>
          <table:table-cell office:value-type="float" office:value="5649574.19675236" calcext:value-type="float">
            <text:p>5649574.1968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0" calcext:value-type="float">
            <text:p>150</text:p>
          </table:table-cell>
          <table:table-cell office:value-type="float" office:value="51.296" calcext:value-type="float">
            <text:p>51.2960</text:p>
          </table:table-cell>
          <table:table-cell office:value-type="float" office:value="13.0928" calcext:value-type="float">
            <text:p>13.0928</text:p>
          </table:table-cell>
          <table:table-cell office:value-type="string" calcext:value-type="string">
            <text:p>Oschatz</text:p>
          </table:table-cell>
          <table:table-cell office:value-type="string" calcext:value-type="string">
            <text:p>Sachsen</text:p>
          </table:table-cell>
          <table:table-cell office:value-type="float" office:value="367031.178592779" calcext:value-type="float">
            <text:p>367031.1786</text:p>
          </table:table-cell>
          <table:table-cell office:value-type="float" office:value="5684469.37338871" calcext:value-type="float">
            <text:p>5684469.3734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20100401" calcext:value-type="float">
            <text:p>2010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70" calcext:value-type="float">
            <text:p>270</text:p>
          </table:table-cell>
          <table:table-cell office:value-type="float" office:value="51.2006" calcext:value-type="float">
            <text:p>51.2006</text:p>
          </table:table-cell>
          <table:table-cell office:value-type="float" office:value="14.0207" calcext:value-type="float">
            <text:p>14.0207</text:p>
          </table:table-cell>
          <table:table-cell office:value-type="string" calcext:value-type="string">
            <text:p>Pulsnitz</text:p>
          </table:table-cell>
          <table:table-cell office:value-type="string" calcext:value-type="string">
            <text:p>Sachsen</text:p>
          </table:table-cell>
          <table:table-cell office:value-type="float" office:value="431580.358689182" calcext:value-type="float">
            <text:p>431580.3587</text:p>
          </table:table-cell>
          <table:table-cell office:value-type="float" office:value="5672588.46496807" calcext:value-type="float">
            <text:p>5672588.4650</text:p>
          </table:table-cell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532" calcext:value-type="float">
            <text:p>532</text:p>
          </table:table-cell>
          <table:table-cell office:value-type="float" office:value="50.6074" calcext:value-type="float">
            <text:p>50.6074</text:p>
          </table:table-cell>
          <table:table-cell office:value-type="float" office:value="12.939" calcext:value-type="float">
            <text:p>12.9390</text:p>
          </table:table-cell>
          <table:table-cell office:value-type="string" calcext:value-type="string">
            <text:p>Tannenberg</text:p>
          </table:table-cell>
          <table:table-cell office:value-type="string" calcext:value-type="string">
            <text:p>Sachsen</text:p>
          </table:table-cell>
          <table:table-cell office:value-type="float" office:value="354169.510924416" calcext:value-type="float">
            <text:p>354169.5109</text:p>
          </table:table-cell>
          <table:table-cell office:value-type="float" office:value="5608195.13840476" calcext:value-type="float">
            <text:p>5608195.1384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19950901" calcext:value-type="float">
            <text:p>199509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877" calcext:value-type="float">
            <text:p>877</text:p>
          </table:table-cell>
          <table:table-cell office:value-type="float" office:value="50.7314" calcext:value-type="float">
            <text:p>50.7314</text:p>
          </table:table-cell>
          <table:table-cell office:value-type="float" office:value="13.7516" calcext:value-type="float">
            <text:p>13.7516</text:p>
          </table:table-cell>
          <table:table-cell office:value-type="string" calcext:value-type="string">
            <text:p>Zinnwald-Georgenfeld</text:p>
          </table:table-cell>
          <table:table-cell office:value-type="string" calcext:value-type="string">
            <text:p>Sachsen</text:p>
          </table:table-cell>
          <table:table-cell office:value-type="float" office:value="411896.847816962" calcext:value-type="float">
            <text:p>411896.8478</text:p>
          </table:table-cell>
          <table:table-cell office:value-type="float" office:value="5620699.3828017" calcext:value-type="float">
            <text:p>5620699.3828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20070101" calcext:value-type="float">
            <text:p>2007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460" calcext:value-type="float">
            <text:p>460</text:p>
          </table:table-cell>
          <table:table-cell office:value-type="float" office:value="50.8377" calcext:value-type="float">
            <text:p>50.8377</text:p>
          </table:table-cell>
          <table:table-cell office:value-type="float" office:value="14.0719" calcext:value-type="float">
            <text:p>14.0719</text:p>
          </table:table-cell>
          <table:table-cell office:value-type="string" calcext:value-type="string">
            <text:p>Rosenthal-Bielatal</text:p>
          </table:table-cell>
          <table:table-cell office:value-type="string" calcext:value-type="string">
            <text:p>Sachsen</text:p>
          </table:table-cell>
          <table:table-cell office:value-type="float" office:value="434649.232661718" calcext:value-type="float">
            <text:p>434649.2327</text:p>
          </table:table-cell>
          <table:table-cell office:value-type="float" office:value="5632187.17313049" calcext:value-type="float">
            <text:p>5632187.1731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20041101" calcext:value-type="float">
            <text:p>20041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91" calcext:value-type="float">
            <text:p>291</text:p>
          </table:table-cell>
          <table:table-cell office:value-type="float" office:value="51.0593" calcext:value-type="float">
            <text:p>51.0593</text:p>
          </table:table-cell>
          <table:table-cell office:value-type="float" office:value="14.4266" calcext:value-type="float">
            <text:p>14.4266</text:p>
          </table:table-cell>
          <table:table-cell office:value-type="string" calcext:value-type="string">
            <text:p>Sohland/Spree</text:p>
          </table:table-cell>
          <table:table-cell office:value-type="string" calcext:value-type="string">
            <text:p>Sachsen</text:p>
          </table:table-cell>
          <table:table-cell office:value-type="float" office:value="459816.201573668" calcext:value-type="float">
            <text:p>459816.2016</text:p>
          </table:table-cell>
          <table:table-cell office:value-type="float" office:value="5656575.7030399" calcext:value-type="float">
            <text:p>5656575.7030</text:p>
          </table:table-cell>
        </table:table-row>
        <table:table-row table:style-name="ro1">
          <table:table-cell office:value-type="float" office:value="6314" calcext:value-type="float">
            <text:p>6314</text:p>
          </table:table-cell>
          <table:table-cell office:value-type="float" office:value="20050801" calcext:value-type="float">
            <text:p>2005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06" calcext:value-type="float">
            <text:p>306</text:p>
          </table:table-cell>
          <table:table-cell office:value-type="float" office:value="51.0507" calcext:value-type="float">
            <text:p>51.0507</text:p>
          </table:table-cell>
          <table:table-cell office:value-type="float" office:value="13.3003" calcext:value-type="float">
            <text:p>13.3003</text:p>
          </table:table-cell>
          <table:table-cell office:value-type="string" calcext:value-type="string">
            <text:p>Nossen</text:p>
          </table:table-cell>
          <table:table-cell office:value-type="string" calcext:value-type="string">
            <text:p>Sachsen</text:p>
          </table:table-cell>
          <table:table-cell office:value-type="float" office:value="380866.408719664" calcext:value-type="float">
            <text:p>380866.4087</text:p>
          </table:table-cell>
          <table:table-cell office:value-type="float" office:value="5656837.38079196" calcext:value-type="float">
            <text:p>5656837.3808</text:p>
          </table:table-cell>
        </table:table-row>
        <table:table-row table:style-name="ro1">
          <table:table-cell office:value-type="float" office:value="7323" calcext:value-type="float">
            <text:p>7323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50" calcext:value-type="float">
            <text:p>150</text:p>
          </table:table-cell>
          <table:table-cell office:value-type="float" office:value="51.2359" calcext:value-type="float">
            <text:p>51.2359</text:p>
          </table:table-cell>
          <table:table-cell office:value-type="float" office:value="12.5517" calcext:value-type="float">
            <text:p>12.5517</text:p>
          </table:table-cell>
          <table:table-cell office:value-type="string" calcext:value-type="string">
            <text:p>Belgershain</text:p>
          </table:table-cell>
          <table:table-cell office:value-type="string" calcext:value-type="string">
            <text:p>Sachsen</text:p>
          </table:table-cell>
          <table:table-cell office:value-type="float" office:value="329087.582018568" calcext:value-type="float">
            <text:p>329087.5820</text:p>
          </table:table-cell>
          <table:table-cell office:value-type="float" office:value="5678906.44745603" calcext:value-type="float">
            <text:p>5678906.4475</text:p>
          </table:table-cell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float" office:value="20060101" calcext:value-type="float">
            <text:p>2006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4" calcext:value-type="float">
            <text:p>134</text:p>
          </table:table-cell>
          <table:table-cell office:value-type="float" office:value="51.1918" calcext:value-type="float">
            <text:p>51.1918</text:p>
          </table:table-cell>
          <table:table-cell office:value-type="float" office:value="12.7645" calcext:value-type="float">
            <text:p>12.7645</text:p>
          </table:table-cell>
          <table:table-cell office:value-type="string" calcext:value-type="string">
            <text:p>Grimma-Kleinbothen</text:p>
          </table:table-cell>
          <table:table-cell office:value-type="string" calcext:value-type="string">
            <text:p>Sachsen</text:p>
          </table:table-cell>
          <table:table-cell office:value-type="float" office:value="343791.946418656" calcext:value-type="float">
            <text:p>343791.9464</text:p>
          </table:table-cell>
          <table:table-cell office:value-type="float" office:value="5673529.32426524" calcext:value-type="float">
            <text:p>5673529.3243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20070501" calcext:value-type="float">
            <text:p>200705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3" calcext:value-type="float">
            <text:p>323</text:p>
          </table:table-cell>
          <table:table-cell office:value-type="float" office:value="50.8836" calcext:value-type="float">
            <text:p>50.8836</text:p>
          </table:table-cell>
          <table:table-cell office:value-type="float" office:value="13.0425" calcext:value-type="float">
            <text:p>13.0425</text:p>
          </table:table-cell>
          <table:table-cell office:value-type="string" calcext:value-type="string">
            <text:p>Frankenberg-Altenhain</text:p>
          </table:table-cell>
          <table:table-cell office:value-type="string" calcext:value-type="string">
            <text:p>Sachsen</text:p>
          </table:table-cell>
          <table:table-cell office:value-type="float" office:value="362305.056559619" calcext:value-type="float">
            <text:p>362305.0566</text:p>
          </table:table-cell>
          <table:table-cell office:value-type="float" office:value="5638706.18023267" calcext:value-type="float">
            <text:p>5638706.1802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20060701" calcext:value-type="float">
            <text:p>200607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727" calcext:value-type="float">
            <text:p>727</text:p>
          </table:table-cell>
          <table:table-cell office:value-type="float" office:value="50.5803" calcext:value-type="float">
            <text:p>50.5803</text:p>
          </table:table-cell>
          <table:table-cell office:value-type="float" office:value="13.2966" calcext:value-type="float">
            <text:p>13.2966</text:p>
          </table:table-cell>
          <table:table-cell office:value-type="string" calcext:value-type="string">
            <text:p>Marienberg-Ruebenau</text:p>
          </table:table-cell>
          <table:table-cell office:value-type="string" calcext:value-type="string">
            <text:p>Sachsen</text:p>
          </table:table-cell>
          <table:table-cell office:value-type="float" office:value="379401.435773551" calcext:value-type="float">
            <text:p>379401.4358</text:p>
          </table:table-cell>
          <table:table-cell office:value-type="float" office:value="5604539.41881239" calcext:value-type="float">
            <text:p>5604539.4188</text:p>
          </table:table-cell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float" office:value="20060301" calcext:value-type="float">
            <text:p>200603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1" calcext:value-type="float">
            <text:p>131</text:p>
          </table:table-cell>
          <table:table-cell office:value-type="float" office:value="51.2651" calcext:value-type="float">
            <text:p>51.2651</text:p>
          </table:table-cell>
          <table:table-cell office:value-type="float" office:value="13.3588" calcext:value-type="float">
            <text:p>13.3588</text:p>
          </table:table-cell>
          <table:table-cell office:value-type="string" calcext:value-type="string">
            <text:p>Hirschstein-Heyda</text:p>
          </table:table-cell>
          <table:table-cell office:value-type="string" calcext:value-type="string">
            <text:p>Sachsen</text:p>
          </table:table-cell>
          <table:table-cell office:value-type="float" office:value="385498.532042881" calcext:value-type="float">
            <text:p>385498.5320</text:p>
          </table:table-cell>
          <table:table-cell office:value-type="float" office:value="5680585.04907281" calcext:value-type="float">
            <text:p>5680585.0491</text:p>
          </table:table-cell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20060201" calcext:value-type="float">
            <text:p>200602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38" calcext:value-type="float">
            <text:p>138</text:p>
          </table:table-cell>
          <table:table-cell office:value-type="float" office:value="51.3658" calcext:value-type="float">
            <text:p>51.3658</text:p>
          </table:table-cell>
          <table:table-cell office:value-type="float" office:value="13.5801" calcext:value-type="float">
            <text:p>13.5801</text:p>
          </table:table-cell>
          <table:table-cell office:value-type="string" calcext:value-type="string">
            <text:p>Strauch</text:p>
          </table:table-cell>
          <table:table-cell office:value-type="string" calcext:value-type="string">
            <text:p>Sachsen</text:p>
          </table:table-cell>
          <table:table-cell office:value-type="float" office:value="401153.883337636" calcext:value-type="float">
            <text:p>401153.8833</text:p>
          </table:table-cell>
          <table:table-cell office:value-type="float" office:value="5691461.3461287" calcext:value-type="float">
            <text:p>5691461.3461</text:p>
          </table:table-cell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32" calcext:value-type="float">
            <text:p>332</text:p>
          </table:table-cell>
          <table:table-cell office:value-type="float" office:value="51.0577" calcext:value-type="float">
            <text:p>51.0577</text:p>
          </table:table-cell>
          <table:table-cell office:value-type="float" office:value="14.6128" calcext:value-type="float">
            <text:p>14.6128</text:p>
          </table:table-cell>
          <table:table-cell office:value-type="string" calcext:value-type="string">
            <text:p>Duerrhennersdorf</text:p>
          </table:table-cell>
          <table:table-cell office:value-type="string" calcext:value-type="string">
            <text:p>Sachsen</text:p>
          </table:table-cell>
          <table:table-cell office:value-type="float" office:value="472864.086966806" calcext:value-type="float">
            <text:p>472864.0870</text:p>
          </table:table-cell>
          <table:table-cell office:value-type="float" office:value="5656312.69400797" calcext:value-type="float">
            <text:p>5656312.6940</text:p>
          </table:table-cell>
        </table:table-row>
        <table:table-row table:style-name="ro1">
          <table:table-cell office:value-type="float" office:value="7343" calcext:value-type="float">
            <text:p>7343</text:p>
          </table:table-cell>
          <table:table-cell office:value-type="float" office:value="20060401" calcext:value-type="float">
            <text:p>2006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689" calcext:value-type="float">
            <text:p>689</text:p>
          </table:table-cell>
          <table:table-cell office:value-type="float" office:value="50.62" calcext:value-type="float">
            <text:p>50.6200</text:p>
          </table:table-cell>
          <table:table-cell office:value-type="float" office:value="13.4817" calcext:value-type="float">
            <text:p>13.4817</text:p>
          </table:table-cell>
          <table:table-cell office:value-type="string" calcext:value-type="string">
            <text:p>Deutschneudorf-Bruederwiese</text:p>
          </table:table-cell>
          <table:table-cell office:value-type="string" calcext:value-type="string">
            <text:p>Sachsen</text:p>
          </table:table-cell>
          <table:table-cell office:value-type="float" office:value="392596.064691555" calcext:value-type="float">
            <text:p>392596.0647</text:p>
          </table:table-cell>
          <table:table-cell office:value-type="float" office:value="5608668.91905578" calcext:value-type="float">
            <text:p>5608668.9191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20100101" calcext:value-type="float">
            <text:p>201001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16" calcext:value-type="float">
            <text:p>116</text:p>
          </table:table-cell>
          <table:table-cell office:value-type="float" office:value="51.4493" calcext:value-type="float">
            <text:p>51.4493</text:p>
          </table:table-cell>
          <table:table-cell office:value-type="float" office:value="14.2533" calcext:value-type="float">
            <text:p>14.2533</text:p>
          </table:table-cell>
          <table:table-cell office:value-type="string" calcext:value-type="string">
            <text:p>Hoyerswerda</text:p>
          </table:table-cell>
          <table:table-cell office:value-type="string" calcext:value-type="string">
            <text:p>Sachsen</text:p>
          </table:table-cell>
          <table:table-cell office:value-type="float" office:value="448112.345049608" calcext:value-type="float">
            <text:p>448112.3450</text:p>
          </table:table-cell>
          <table:table-cell office:value-type="float" office:value="5700055.10312005" calcext:value-type="float">
            <text:p>5700055.1031</text:p>
          </table:table-cell>
        </table:table-row>
        <table:table-row table:style-name="ro1">
          <table:table-cell office:value-type="float" office:value="7418" calcext:value-type="float">
            <text:p>7418</text:p>
          </table:table-cell>
          <table:table-cell office:value-type="float" office:value="20080601" calcext:value-type="float">
            <text:p>200806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321" calcext:value-type="float">
            <text:p>321</text:p>
          </table:table-cell>
          <table:table-cell office:value-type="float" office:value="50.802" calcext:value-type="float">
            <text:p>50.8020</text:p>
          </table:table-cell>
          <table:table-cell office:value-type="float" office:value="12.6366" calcext:value-type="float">
            <text:p>12.6366</text:p>
          </table:table-cell>
          <table:table-cell office:value-type="string" calcext:value-type="string">
            <text:p>Sankt Egidien-Kuhschnappel</text:p>
          </table:table-cell>
          <table:table-cell office:value-type="string" calcext:value-type="string">
            <text:p>Sachsen</text:p>
          </table:table-cell>
          <table:table-cell office:value-type="float" office:value="333465.800671947" calcext:value-type="float">
            <text:p>333465.8007</text:p>
          </table:table-cell>
          <table:table-cell office:value-type="float" office:value="5630469.37044986" calcext:value-type="float">
            <text:p>5630469.3704</text:p>
          </table:table-cell>
        </table:table-row>
        <table:table-row table:style-name="ro1">
          <table:table-cell office:value-type="float" office:value="7423" calcext:value-type="float">
            <text:p>7423</text:p>
          </table:table-cell>
          <table:table-cell office:value-type="float" office:value="20070401" calcext:value-type="float">
            <text:p>200704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163" calcext:value-type="float">
            <text:p>163</text:p>
          </table:table-cell>
          <table:table-cell office:value-type="float" office:value="51.3443" calcext:value-type="float">
            <text:p>51.3443</text:p>
          </table:table-cell>
          <table:table-cell office:value-type="float" office:value="14.8387" calcext:value-type="float">
            <text:p>14.8387</text:p>
          </table:table-cell>
          <table:table-cell office:value-type="string" calcext:value-type="string">
            <text:p>Haehnichen-Trebus</text:p>
          </table:table-cell>
          <table:table-cell office:value-type="string" calcext:value-type="string">
            <text:p>Sachsen</text:p>
          </table:table-cell>
          <table:table-cell office:value-type="float" office:value="488765.619384089" calcext:value-type="float">
            <text:p>488765.6194</text:p>
          </table:table-cell>
          <table:table-cell office:value-type="float" office:value="5688125.83152387" calcext:value-type="float">
            <text:p>5688125.8315</text:p>
          </table:table-cell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float" office:value="20070801" calcext:value-type="float">
            <text:p>20070801</text:p>
          </table:table-cell>
          <table:table-cell office:value-type="float" office:value="20220107" calcext:value-type="float">
            <text:p>20220107</text:p>
          </table:table-cell>
          <table:table-cell office:value-type="float" office:value="285" calcext:value-type="float">
            <text:p>285</text:p>
          </table:table-cell>
          <table:table-cell office:value-type="float" office:value="51.0063" calcext:value-type="float">
            <text:p>51.0063</text:p>
          </table:table-cell>
          <table:table-cell office:value-type="float" office:value="13.471" calcext:value-type="float">
            <text:p>13.4710</text:p>
          </table:table-cell>
          <table:table-cell office:value-type="string" calcext:value-type="string">
            <text:p>Wilsdruff-Mohorn</text:p>
          </table:table-cell>
          <table:table-cell office:value-type="string" calcext:value-type="string">
            <text:p>Sachsen</text:p>
          </table:table-cell>
          <table:table-cell office:value-type="float" office:value="392727.85177475" calcext:value-type="float">
            <text:p>392727.8518</text:p>
          </table:table-cell>
          <table:table-cell office:value-type="float" office:value="5651638.04787932" calcext:value-type="float">
            <text:p>5651638.04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9T18:17:20.880564023</dc:date>
    <meta:editing-duration>PT5M37S</meta:editing-duration>
    <meta:editing-cycles>7</meta:editing-cycles>
    <meta:generator>LibreOffice/7.2.4.1$Linux_X86_64 LibreOffice_project/20$Build-1</meta:generator>
    <meta:document-statistic meta:table-count="1" meta:cell-count="490" meta:object-count="0"/>
  </office:meta>
</office:document-meta>
</file>